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erif" svg:font-family="Serif" style:font-family-generic="roman"/>
    <style:font-face style:name="Times" svg:font-family="Times" style:font-family-generic="roman"/>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7442" officeooo:paragraph-rsid="00037442"/>
    </style:style>
    <style:style style:name="P2" style:family="paragraph" style:parent-style-name="Standard">
      <style:text-properties officeooo:paragraph-rsid="00056b9b"/>
    </style:style>
    <style:style style:name="P3" style:family="paragraph" style:parent-style-name="Standard">
      <style:text-properties style:font-name="Serif"/>
    </style:style>
    <style:style style:name="P4" style:family="paragraph" style:parent-style-name="Standard">
      <style:text-properties style:font-name="Carlito"/>
    </style:style>
    <style:style style:name="P5" style:family="paragraph" style:parent-style-name="Standard">
      <style:text-properties style:font-name="Carlito" officeooo:rsid="00037442" officeooo:paragraph-rsid="00037442"/>
    </style:style>
    <style:style style:name="P6" style:family="paragraph" style:parent-style-name="Standard">
      <style:text-properties style:font-name="Carlito" officeooo:paragraph-rsid="00056b9b"/>
    </style:style>
    <style:style style:name="P7" style:family="paragraph" style:parent-style-name="Standard">
      <style:text-properties officeooo:paragraph-rsid="00067d20"/>
    </style:style>
    <style:style style:name="P8" style:family="paragraph" style:parent-style-name="Standard">
      <style:text-properties officeooo:paragraph-rsid="0007ef86"/>
    </style:style>
    <style:style style:name="P9" style:family="paragraph" style:parent-style-name="Standard">
      <style:text-properties officeooo:paragraph-rsid="000901c0"/>
    </style:style>
    <style:style style:name="P10" style:family="paragraph" style:parent-style-name="Standard">
      <style:text-properties officeooo:paragraph-rsid="000a76ff"/>
    </style:style>
    <style:style style:name="P11" style:family="paragraph" style:parent-style-name="Standard">
      <style:text-properties officeooo:paragraph-rsid="000778ac"/>
    </style:style>
    <style:style style:name="P12" style:family="paragraph" style:parent-style-name="Standard">
      <style:text-properties officeooo:paragraph-rsid="00118c19"/>
    </style:style>
    <style:style style:name="P13" style:family="paragraph" style:parent-style-name="Standard">
      <style:text-properties officeooo:paragraph-rsid="00134e64"/>
    </style:style>
    <style:style style:name="P14" style:family="paragraph" style:parent-style-name="Standard">
      <style:text-properties officeooo:rsid="001bd9ec" officeooo:paragraph-rsid="001bd9ec"/>
    </style:style>
    <style:style style:name="P15" style:family="paragraph" style:parent-style-name="Standard">
      <style:text-properties officeooo:paragraph-rsid="0023aa59"/>
    </style:style>
    <style:style style:name="P16" style:family="paragraph" style:parent-style-name="Standard">
      <style:text-properties officeooo:paragraph-rsid="0027917b"/>
    </style:style>
    <style:style style:name="P17" style:family="paragraph" style:parent-style-name="Standard">
      <style:text-properties officeooo:rsid="0029a51f" officeooo:paragraph-rsid="0029a51f"/>
    </style:style>
    <style:style style:name="T1" style:family="text">
      <style:text-properties officeooo:rsid="00037442"/>
    </style:style>
    <style:style style:name="T2" style:family="text">
      <style:text-properties officeooo:rsid="00056b9b"/>
    </style:style>
    <style:style style:name="T3" style:family="text">
      <style:text-properties style:font-name="Carlito"/>
    </style:style>
    <style:style style:name="T4" style:family="text">
      <style:text-properties style:font-name="Carlito" officeooo:rsid="00037442"/>
    </style:style>
    <style:style style:name="T5" style:family="text">
      <style:text-properties style:font-name="Carlito" officeooo:rsid="00067d20"/>
    </style:style>
    <style:style style:name="T6" style:family="text">
      <style:text-properties style:font-name="Carlito" officeooo:rsid="00068c02"/>
    </style:style>
    <style:style style:name="T7" style:family="text">
      <style:text-properties style:font-name="Carlito" officeooo:rsid="0007ef86"/>
    </style:style>
    <style:style style:name="T8" style:family="text">
      <style:text-properties style:font-name="Carlito" officeooo:rsid="0008c2eb"/>
    </style:style>
    <style:style style:name="T9" style:family="text">
      <style:text-properties style:font-name="Carlito" officeooo:rsid="00056b9b"/>
    </style:style>
    <style:style style:name="T10" style:family="text">
      <style:text-properties style:font-name="Carlito" officeooo:rsid="000901c0"/>
    </style:style>
    <style:style style:name="T11" style:family="text">
      <style:text-properties style:font-name="Carlito" officeooo:rsid="00095b95"/>
    </style:style>
    <style:style style:name="T12" style:family="text">
      <style:text-properties style:font-name="Carlito" officeooo:rsid="000a40c6"/>
    </style:style>
    <style:style style:name="T13" style:family="text">
      <style:text-properties style:font-name="Carlito" officeooo:rsid="000a76ff"/>
    </style:style>
    <style:style style:name="T14" style:family="text">
      <style:text-properties style:font-name="Carlito" officeooo:rsid="000d3d11"/>
    </style:style>
    <style:style style:name="T15" style:family="text">
      <style:text-properties style:font-name="Carlito" officeooo:rsid="000778ac"/>
    </style:style>
    <style:style style:name="T16" style:family="text">
      <style:text-properties style:font-name="Carlito" officeooo:rsid="000dcd87"/>
    </style:style>
    <style:style style:name="T17" style:family="text">
      <style:text-properties style:font-name="Carlito" officeooo:rsid="00106c0b"/>
    </style:style>
    <style:style style:name="T18" style:family="text">
      <style:text-properties style:font-name="Carlito" officeooo:rsid="00118c19"/>
    </style:style>
    <style:style style:name="T19" style:family="text">
      <style:text-properties style:font-name="Carlito" officeooo:rsid="00134e64"/>
    </style:style>
    <style:style style:name="T20" style:family="text">
      <style:text-properties style:font-name="Carlito" officeooo:rsid="00145fbd"/>
    </style:style>
    <style:style style:name="T21" style:family="text">
      <style:text-properties style:font-name="Carlito" officeooo:rsid="0015f95f"/>
    </style:style>
    <style:style style:name="T22" style:family="text">
      <style:text-properties style:font-name="Carlito" officeooo:rsid="00167513"/>
    </style:style>
    <style:style style:name="T23" style:family="text">
      <style:text-properties style:font-name="Carlito" officeooo:rsid="00183eaa"/>
    </style:style>
    <style:style style:name="T24" style:family="text">
      <style:text-properties style:font-name="Carlito" officeooo:rsid="0018caa1"/>
    </style:style>
    <style:style style:name="T25" style:family="text">
      <style:text-properties style:font-name="Carlito" officeooo:rsid="001996d0"/>
    </style:style>
    <style:style style:name="T26" style:family="text">
      <style:text-properties style:font-name="Carlito" officeooo:rsid="001a73d4"/>
    </style:style>
    <style:style style:name="T27" style:family="text">
      <style:text-properties style:font-name="Carlito" officeooo:rsid="001bd9ec"/>
    </style:style>
    <style:style style:name="T28" style:family="text">
      <style:text-properties style:font-name="Carlito" officeooo:rsid="001c6cc0"/>
    </style:style>
    <style:style style:name="T29" style:family="text">
      <style:text-properties style:font-name="Carlito" officeooo:rsid="001da098"/>
    </style:style>
    <style:style style:name="T30" style:family="text">
      <style:text-properties style:font-name="Carlito" officeooo:rsid="0020ad2b"/>
    </style:style>
    <style:style style:name="T31" style:family="text">
      <style:text-properties style:font-name="Carlito" officeooo:rsid="00222528"/>
    </style:style>
    <style:style style:name="T32" style:family="text">
      <style:text-properties style:font-name="Carlito" officeooo:rsid="00242ec3"/>
    </style:style>
    <style:style style:name="T33" style:family="text">
      <style:text-properties style:font-name="Carlito" officeooo:rsid="0023aa59"/>
    </style:style>
    <style:style style:name="T34" style:family="text">
      <style:text-properties style:font-name="Carlito" officeooo:rsid="00255a77"/>
    </style:style>
    <style:style style:name="T35" style:family="text">
      <style:text-properties style:font-name="Carlito" officeooo:rsid="0026d7c0"/>
    </style:style>
    <style:style style:name="T36" style:family="text">
      <style:text-properties style:font-name="Carlito" officeooo:rsid="0027917b"/>
    </style:style>
    <style:style style:name="T37" style:family="text">
      <style:text-properties style:font-name="Carlito" officeooo:rsid="00287d73"/>
    </style:style>
    <style:style style:name="T38" style:family="text">
      <style:text-properties style:font-name="Carlito" officeooo:rsid="002a16a8"/>
    </style:style>
    <style:style style:name="T39" style:family="text">
      <style:text-properties style:font-name="Carlito" fo:font-size="12pt" officeooo:rsid="002a16a8" style:font-size-asian="12pt" style:font-size-complex="12pt"/>
    </style:style>
    <style:style style:name="T40" style:family="text">
      <style:text-properties officeooo:rsid="00106c0b"/>
    </style:style>
    <style:style style:name="T41" style:family="text">
      <style:text-properties officeooo:rsid="0026d7c0"/>
    </style:style>
    <style:style style:name="T42" style:family="text">
      <style:text-properties officeooo:rsid="00287d73"/>
    </style:style>
    <style:style style:name="T43" style:family="text">
      <style:text-properties fo:font-variant="normal" fo:text-transform="none" style:font-name="Carlito" fo:font-size="10.5pt" fo:letter-spacing="normal" fo:font-style="normal" fo:font-weight="normal" officeooo:rsid="002a16a8"/>
    </style:style>
    <style:style style:name="T44" style:family="text">
      <style:text-properties fo:font-variant="normal" fo:text-transform="none" fo:color="#222222" style:font-name="Carlito" fo:font-size="10.5pt" fo:letter-spacing="normal" fo:font-style="normal" fo:font-weight="normal" officeooo:rsid="002a16a8"/>
    </style:style>
    <style:style style:name="T45" style:family="text">
      <style:text-properties fo:font-variant="normal" fo:text-transform="none" fo:color="#222222" style:font-name="Carlito" fo:font-size="12pt" fo:letter-spacing="normal" fo:font-style="normal" fo:font-weight="normal" officeooo:rsid="002a16a8"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text:s text:c="117"/><text:span text:style-name="T4">Dr. Pippo Pluto,</text:span></text:p>
      <text:p text:style-name="P4"><text:tab/><text:tab/><text:tab/><text:tab/><text:tab/><text:tab/><text:tab/><text:tab/><text:tab/> <text:s text:c="11"/><text:span text:style-name="T1">Editor, </text:span></text:p>
      <text:p text:style-name="P4"><text:tab/><text:tab/><text:tab/><text:tab/><text:tab/><text:tab/><text:tab/><text:tab/><text:tab/><text:tab/></text:p>
      <text:p text:style-name="P4"><text:tab/><text:tab/><text:tab/><text:tab/><text:tab/><text:tab/><text:tab/><text:tab/><text:tab/><text:tab/></text:p>
      <text:p text:style-name="P4"><text:tab/><text:tab/><text:tab/><text:tab/><text:tab/><text:tab/><text:tab/><text:tab/><text:tab/> <text:s text:c="11"/><text:span text:style-name="T1">November, 2021</text:span></text:p>
      <text:p text:style-name="P5"/>
      <text:p text:style-name="P1"/>
      <text:p text:style-name="P5">Dear Dr. <text:span text:style-name="T40">Pippo</text:span><text:span text:style-name="T2">,</text:span></text:p>
      <text:p text:style-name="P5"/>
      <text:p text:style-name="P2"><text:span text:style-name="T9">Please </text:span><text:span text:style-name="T8">find enclosed a manuscript, titled </text:span><text:span text:style-name="T9">“</text:span><text:span text:style-name="T20">Random </text:span><text:span text:style-name="T9">Compressed Coding with Neurons”, </text:span><text:span text:style-name="T8">which we are submitting for consideration</text:span><text:span text:style-name="T9"> as an </text:span><text:span text:style-name="T8">A</text:span><text:span text:style-name="T9">rticle in Neuron.</text:span></text:p>
      <text:p text:style-name="P6"/>
      <text:p text:style-name="P7"><text:span text:style-name="T5">A central question in </text:span><text:span text:style-name="T6">Computational </text:span><text:span text:style-name="T5">Neuroscience is how population</text:span><text:span text:style-name="T6">s</text:span><text:span text:style-name="T5"> of neurons <text:s/></text:span><text:span text:style-name="T6">convey </text:span><text:span text:style-name="T29">precise </text:span><text:span text:style-name="T5">information about external stimuli</text:span><text:span text:style-name="T6"> </text:span><text:span text:style-name="T5">despite the high level of </text:span><text:span text:style-name="T6">variability, or noise, affecting their responses. </text:span><text:span text:style-name="T8">The</text:span><text:span text:style-name="T6"> </text:span><text:span text:style-name="T8">e</text:span><text:span text:style-name="T6">fficient coding hypothesis has served as a </text:span><text:span text:style-name="T7">longstanding</text:span><text:span text:style-name="T6"> theoretical organizing principle: </text:span><text:span text:style-name="T29">it</text:span><text:span text:style-name="T7"> postulates</text:span><text:span text:style-name="T6"> that neural responses are arranged as to achieve the most accurate encoding possible given a constraint on the neural resources engaged.</text:span></text:p>
      <text:p text:style-name="P7"><text:span text:style-name="T6"/></text:p>
      <text:p text:style-name="P8"><text:span text:style-name="T10">To</text:span><text:span text:style-name="T8"> date, e</text:span><text:span text:style-name="T7">fficient coding hypothesis has been mainly applied to neurons exhibiting simple</text:span><text:span text:style-name="T8"> </text:span><text:span text:style-name="T7">selectivity profiles, or tuning curves. </text:span><text:span text:style-name="T8">Nevertheless real neurons, </text:span><text:span text:style-name="T17">especially in the cortical regions,</text:span><text:span text:style-name="T8"> come with </text:span><text:span text:style-name="T32">more </text:span><text:span text:style-name="T8">complex tuning curves. <text:s/>In the context of grid cells, exhibiting multimodal and periodic spatial selectivity, it has been shown that the complexity of the tuning properties yields a neural code </text:span><text:span text:style-name="T10">for </text:span><text:span text:style-name="T32">c</text:span><text:span text:style-name="T10">ontinuous variable</text:span><text:span text:style-name="T32">s</text:span><text:span text:style-name="T10"> </text:span><text:span text:style-name="T8">with enhanced accuracy with respect to neurons with simpler tuning curves.</text:span></text:p>
      <text:p text:style-name="P8"><text:span text:style-name="T8"/></text:p>
      <text:p text:style-name="P9"><text:span text:style-name="T8">I</text:span><text:span text:style-name="T10">n this manuscript we illustrate that highly efficient codes for </text:span><text:span text:style-name="T17">low-dimensional, </text:span><text:span text:style-name="T10">continuous variables obtain </text:span><text:span text:style-name="T12">more generally</text:span><text:span text:style-name="T10"> in neural population</text:span><text:span text:style-name="T36">s</text:span><text:span text:style-name="T10"> exhibiting complex tuning curves, even in the absence of high-level structures such as periodicity. </text:span><text:span text:style-name="T11">For this purpose, we analyze a two layer neural network where complex </text:span><text:span text:style-name="T12">and irregular </text:span><text:span text:style-name="T11">tuning curves in the output layer emerge </text:span><text:span text:style-name="T21">purely </text:span><text:span text:style-name="T11">as a result of </text:span><text:span text:style-name="T12">a random connectivity. Due to this general structure, the </text:span><text:span text:style-name="T13">network </text:span><text:span text:style-name="T21">c</text:span><text:span text:style-name="T12">an be thought of as a benchmark </text:span><text:span text:style-name="T13">model</text:span><text:span text:style-name="T12"> for neurons with complex selectivity. </text:span></text:p>
      <text:p text:style-name="P9"><text:span text:style-name="T19"/></text:p>
      <text:p text:style-name="P13"><text:span text:style-name="T19">The network compress</text:span><text:span text:style-name="T20">es</text:span><text:span text:style-name="T19"> </text:span><text:span text:style-name="T20">a</text:span><text:span text:style-name="T19"> high-dimensional representation of the stimulus into </text:span><text:span text:style-name="T20">the activity of a neural population of </text:span><text:span text:style-name="T26">relatively </text:span><text:span text:style-name="T20">small size,</text:span><text:span text:style-name="T19"> yielding an ac</text:span><text:span text:style-name="T20">curate</text:span><text:span text:style-name="T19"> representation </text:span><text:span text:style-name="T20">even in the presence </text:span><text:soft-page-break/><text:span text:style-name="T20">of high-variance noise.</text:span><text:span text:style-name="T12"> </text:span><text:span text:style-name="T20">S</text:span><text:span text:style-name="T14">imilarly to what happens for grid cells,</text:span><text:span text:style-name="T13"> the enhanced accuracy of such </text:span><text:span text:style-name="T14">a code </text:span><text:span text:style-name="T16">results from the</text:span><text:span text:style-name="T13"> trade-off </text:span><text:span text:style-name="T14">between small scale, </text:span><text:span text:style-name="T26">local</text:span><text:span text:style-name="T14"> errors and large </text:span><text:span text:style-name="T16">scale</text:span><text:span text:style-name="T14">, catastrophic ones. </text:span><text:span text:style-name="T37">This </text:span><text:span text:style-name="T26">trade-off </text:span><text:span text:style-name="T17">is modulated by the level of complexity, </text:span><text:span text:style-name="T21">or irregularity,</text:span><text:span text:style-name="T17"> of the tuning curves, </text:span><text:span text:style-name="T30">which we controlled through an appropriate </text:span><text:span text:style-name="T37">model </text:span><text:span text:style-name="T30">parameter</text:span><text:span text:style-name="T14">. </text:span><text:span text:style-name="T17">The analysis </text:span><text:span text:style-name="T30">of </text:span><text:span text:style-name="T37">the</text:span><text:span text:style-name="T30"> coding process </text:span><text:span text:style-name="T17">is carried out by </text:span><text:span text:style-name="T30">considering the geometry of the neural responses as a function of the stimulus</text:span><text:span text:style-name="T17">. </text:span><text:span text:style-name="T18"><text:s/></text:span><text:span text:style-name="T30">Theoretical results are corroborated </text:span><text:span text:style-name="T17">by </text:span><text:span text:style-name="T30">an analysis of previously published </text:span><text:span text:style-name="T17">data from monkey motor cortex under the lens of this model. </text:span><text:span text:style-name="T30">From this, it emerges that irregular tuning curves </text:span><text:span text:style-name="T31">generated by our model</text:span><text:span text:style-name="T30">, </text:span><text:span text:style-name="T31">in addition to being compatible with observed ones, yield superior coding performance with respect to the smooth, classical description of tuning curves in this area.</text:span></text:p>
      <text:p text:style-name="P10"><text:span text:style-name="T17"/></text:p>
      <text:p text:style-name="P12"><text:span text:style-name="T12">M</text:span><text:span text:style-name="T18">ore broadly, our work co</text:span><text:span text:style-name="T19">mes as a complement to a growing literature which </text:span><text:span text:style-name="T22">a</text:span><text:span text:style-name="T23">pproaches the study of neural population</text:span><text:span text:style-name="T31">s</text:span><text:span text:style-name="T23"> by </text:span><text:span text:style-name="T24">considering the geometry of the activity induced by stimuli in the response space. </text:span><text:span text:style-name="T25">This line of research aims to quantify the geometrical properties of the ‘neural manifolds’ obtained from neural recordings, in order to infer the strategies used by the brain to encode and represent information. In our model, the relationship between single neuron tuning properties and the geometry of responses induced in the activity space is made explicit. Moreover, we illustrate an important trade-off mechanism </text:span><text:span text:style-name="T26">which leads </text:span><text:span text:style-name="T25">to an efficient </text:span><text:span text:style-name="T27">arrangement of neural responses in </text:span><text:span text:style-name="T26">the space of population activity. </text:span></text:p>
      <text:p text:style-name="P12"><text:span text:style-name="T26"/></text:p>
      <text:p text:style-name="P15"><text:span text:style-name="T26">G</text:span><text:span text:style-name="T33">iven the </text:span><text:span text:style-name="T34">recent interest in </text:span><text:span text:style-name="T35">exploring the link between single neuron tuning properties, the geometry of population response, and the resulting coding properties, we believe that the work in the enclosed paper could be of interest to the readership of Neuron.</text:span></text:p>
      <text:p text:style-name="P15"><text:span text:style-name="T35"/></text:p>
      <text:p text:style-name="P16"><text:span text:style-name="T15">Suggested reviewers: <text:s/></text:span><text:span text:style-name="T16">Larry Abbott, Eero Simoncelli, Xue-Xin Wei, </text:span><text:span text:style-name="T27">Julijana Gjorgjieva </text:span><text:span text:style-name="T38">(?)</text:span><text:span text:style-name="T27">, </text:span><text:span text:style-name="T28">Yonatan Aljadeff, </text:span><text:span text:style-name="T38">Cengiz Pehlevan (?),</text:span><text:span text:style-name="T39"> </text:span><text:span text:style-name="T45">Dmitri <text:s/>Chklovskii</text:span></text:p>
      <text:p text:style-name="P12"><text:span text:style-name="T26"/></text:p>
      <text:p text:style-name="P14"><text:span text:style-name="T26">T</text:span><text:span text:style-name="T3">hanks for your attention,</text:span></text:p>
      <text:p text:style-name="P17"><text:span text:style-name="T3">Sincerely</text:span></text:p>
      <text:p text:style-name="P9"><text:span text:style-name="T12"/></text:p>
      <text:p text:style-name="P11"><text:span text:style-name="T28">.</text:span></text:p>
      <text:p text:style-name="P11"><text:span text:style-name="T28"><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erif" svg:font-family="Serif" style:font-family-generic="roman"/>
    <style:font-face style:name="Times" svg:font-family="Times" style:font-family-generic="roman"/>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10:11:36.446646210</meta:creation-date>
    <dc:date>2021-10-21T10:40:34.677064093</dc:date>
    <meta:editing-duration>PT1H2M54S</meta:editing-duration>
    <meta:editing-cycles>4</meta:editing-cycles>
    <meta:generator>LibreOffice/6.4.7.2$Linux_X86_64 LibreOffice_project/40$Build-2</meta:generator>
    <meta:document-statistic meta:table-count="0" meta:image-count="0" meta:object-count="0" meta:page-count="2" meta:paragraph-count="19" meta:word-count="588" meta:character-count="4140" meta:non-whitespace-character-count="3336"/>
  </office:meta>
</office:document-meta>
</file>